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dash" draw:stroke-dash="Fine_20_Dashed" svg:stroke-color="#ff0000" draw:fill="none" draw:fill-color="#ffffff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stroke="dash" draw:stroke-dash="Fine_20_Dashed" svg:stroke-color="#ff0000" draw:fill="none" draw:fill-color="#ffffff"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color="#ce181e"/>
    </style:style>
    <style:style style:name="P5" style:family="paragraph">
      <loext:graphic-properties draw:fill="none" draw:fill-color="#ffffff"/>
      <style:text-properties fo:color="#ce181e"/>
    </style:style>
    <style:style style:name="T1" style:family="text">
      <style:text-properties fo:color="#ce181e" style:font-name="Liberation Sans1" style:font-name-asian="Liberation Sans1" style:font-name-complex="Liberation Sans1"/>
    </style:style>
    <style:style style:name="T2" style:family="text">
      <style:text-properties fo:color="#ce181e" style:text-position="sub 58%" style:font-name="Liberation Sans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4.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6.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4.9cm" svg:y="8cm">
          <text:p text:style-name="P2">[i,j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6.9cm" svg:y="8cm">
          <text:p text:style-name="P2">[i,j+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4.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6.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4.9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6.9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8.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8.9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8.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8.9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7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2cm" svg:x="5cm" svg:y="7.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2cm" svg:x="7cm" svg:y="7.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7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7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9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9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9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9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5cm" svg:height="1.171cm" svg:x="7.1cm" svg:y="4.929cm">
          <draw:text-box>
            <text:p text:style-name="P4"><text:span text:style-name="T1">Φ</text:span><text:span text:style-name="T2">i,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17:32:57.464000000</meta:creation-date>
    <dc:date>2019-01-20T21:44:22.491000000</dc:date>
    <meta:editing-duration>PT4H1M22S</meta:editing-duration>
    <meta:editing-cycles>3</meta:editing-cycles>
    <meta:generator>LibreOffice/6.1.0.3$Windows_X86_64 LibreOffice_project/efb621ed25068d70781dc026f7e9c5187a4decd1</meta:generator>
    <meta:document-statistic meta:object-count="29"/>
  </office:meta>
</office:document-meta>
</file>